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2000000ADEA8AE544C6B7D245.png" manifest:media-type="image/png"/>
  <manifest:file-entry manifest:full-path="Pictures/10000000000001F70000016D601D681A9FC3BFD6.png" manifest:media-type="image/png"/>
  <manifest:file-entry manifest:full-path="Pictures/100000000000041A000002808A619986D748A55C.png" manifest:media-type="image/png"/>
  <manifest:file-entry manifest:full-path="Pictures/1000020100000240000001F944CAE7E464A4AD03.png" manifest:media-type="image/png"/>
  <manifest:file-entry manifest:full-path="Pictures/1000020100000258000002D5738690A5B11AAEF0.png" manifest:media-type="image/png"/>
  <manifest:file-entry manifest:full-path="Pictures/10000201000004B00000039E76D7FB081055B12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409cm" svg:height="15.749cm" svg:x="4.694cm" svg:y="-0.038cm">
          <draw:image xlink:href="Pictures/10000201000004B00000039E76D7FB081055B12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2.791cm" svg:height="15.457cm" svg:x="8.382cm" svg:y="0.054cm">
          <draw:image xlink:href="Pictures/1000020100000258000002D5738690A5B11AAEF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7.841cm" svg:height="15.642cm" svg:x="5.978cm" svg:y="0.016cm">
          <draw:image xlink:href="Pictures/1000020100000240000001F944CAE7E464A4AD0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5.58cm" svg:height="11.305cm" svg:x="7.101cm" svg:y="2.179cm">
          <draw:image xlink:href="Pictures/10000000000001F70000016D601D681A9FC3BFD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0.938cm" svg:height="4.204cm" svg:x="10.922cm" svg:y="5.153cm">
          <draw:image xlink:href="Pictures/10000000000001C2000000ADEA8AE544C6B7D24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16.576cm" svg:height="10.103cm" svg:x="6.284cm" svg:y="4.121cm">
          <draw:image xlink:href="Pictures/100000000000041A000002808A619986D748A55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7-31T13:52:20.829490482</meta:creation-date>
    <dc:date>2020-07-31T19:15:27.600646639</dc:date>
    <meta:editing-duration>PT2H37M41S</meta:editing-duration>
    <meta:editing-cycles>1</meta:editing-cycles>
    <meta:document-statistic meta:object-count="41"/>
    <meta:generator>LibreOffice/6.4.5.2$MacOSX_X86_64 LibreOffice_project/a726b36747cf2001e06b58ad5db1aa3a9a1872d6</meta:generator>
  </office:meta>
</office:document-meta>
</file>